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588b"/>
    </style:style>
    <style:style style:name="P2" style:family="paragraph" style:parent-style-name="Heading_20_2">
      <style:text-properties officeooo:paragraph-rsid="0011588b"/>
    </style:style>
    <style:style style:name="T1" style:family="text">
      <style:text-properties officeooo:rsid="000f73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rainstorm <text:span text:style-name="T1">Library - </text:span>Game Design Document</text:p>
      <text:p text:style-name="Standard"/>
      <text:p text:style-name="P1">🎮️ Name of the game: Brainstorm Game Library👥 Stakeholders: Sole Propreitor<text:line-break/><text:line-break/>Dev: @Name, @Name<text:line-break/><text:line-break/>Design: @Name, @Name<text:line-break/><text:line-break/>QA: @Name<text:line-break/><text:line-break/>Overview<text:line-break/><text:line-break/>📐 Project scope<text:line-break/><text:line-break/>Budget:<text:line-break/><text:line-break/>Timeline:<text:line-break/><text:line-break/>🗣️ Elevator Pitch<text:line-break/><text:line-break/>It's important to know as a game developer what games you want to make. When you are uncertain, make a few. Too many to keep track of? Make a library of games! Each library entry will serve as a tech demo and starting point for numerous other projects.<text:line-break/><text:line-break/>💵 Monetization<text:line-break/><text:line-break/>Monetization of this project is targeted towards the projects that will be seeded from each library entry.<text:line-break/><text:line-break/>Synopsis - Game Study<text:line-break/><text:line-break/>This is a list/curation of games that inspire me on some level. <text:line-break/><text:line-break/>Each game will be studied for pros and cons. Game entries in the library will highlight the pros and either remove or accommodate the cons.<text:line-break/><text:line-break/>High-Level Dev<text:line-break/><text:line-break/>Pre-Vix<text:line-break/><text:line-break/>Prototype<text:line-break/><text:line-break/>Pre visualization<text:line-break/><text:line-break/>Prototype<text:line-break/><text:soft-page-break/><text:line-break/>The game entries will follow this path...<text:line-break/><text:line-break/>1st Stage: Tech Demo (Proof of Concept, Tools Production)<text:line-break/><text:line-break/>[PRE-PRODUCTION DECISION/GATEWAY]<text:line-break/><text:line-break/>2nd Stage: Beta Demo (Partial Testing/Placeholders <text:s/>/QA Demos)<text:line-break/><text:line-break/>[PRODUCTION]<text:line-break/><text:line-break/>[RELEASE ANNOUNCEMENT/TRAILER] (Full Testing/QA)<text:line-break/><text:line-break/>3rd Stage: Alpha Demo (Public Demo)<text:line-break/><text:line-break/>4th Stage: Release!!!<text:line-break/><text:line-break/>Lookup monday.com</text:p>
      <text:h text:style-name="P2" text:outline-level="2"><text:line-break/><text:line-break/>Prospective genres/games</text:h>
      <text:h text:style-name="Heading_20_3" text:outline-level="3"><text:line-break/>Fighting</text:h>
      <text:p text:style-name="P1"/>
      <text:p text:style-name="P1"><text:line-break/>Dark souls (Map, Combat)<text:line-break/><text:line-break/>For Honor (Combat, Modality/Options)<text:line-break/><text:line-break/>Soul Calibur (Combat, Mobility/Pace)<text:line-break/><text:line-break/>Zelda (Map, Combat)<text:line-break/><text:line-break/>Shadow Fight<text:line-break/><text:line-break/>Dark Age<text:line-break/><text:line-break/>Ninja Storm<text:line-break/></text:p>
      <text:h text:style-name="Heading_20_3" text:outline-level="3"><text:line-break/>Fighting Features</text:h>
      <text:p text:style-name="P1"><text:line-break/><text:line-break/>Highly responsive to player input<text:line-break/><text:soft-page-break/><text:line-break/>Maintain flow of combat<text:line-break/><text:line-break/>Rouge-Lite/Like<text:line-break/><text:line-break/>Pixel Dungeon<text:line-break/><text:line-break/>Soul Knight<text:line-break/><text:line-break/>Rouge-Lite/Like Features<text:line-break/><text:line-break/>Random map gen<text:line-break/><text:line-break/>Tons of items<text:line-break/><text:line-break/>Melee combat focus<text:line-break/><text:line-break/>Racing/Driving<text:line-break/><text:line-break/>Dr. Driving (Simplicity)<text:line-break/><text:line-break/>Racing/Driving Features<text:line-break/><text:line-break/>Vehicle choices<text:line-break/><text:line-break/>Maps <text:line-break/><text:line-break/>Action/Adventure<text:line-break/><text:line-break/>Kingdom Hearts( 1,2, Birth By Sleep)<text:line-break/><text:line-break/>Tiny Keep (Shallow Combat)<text:line-break/><text:line-break/>Metal Gear Solid<text:line-break/><text:line-break/>Dark Souls<text:line-break/><text:line-break/>Paper Mario<text:line-break/><text:line-break/>Uzimaki Chronicles<text:line-break/><text:line-break/>Action/Adventure Features<text:line-break/><text:line-break/>Open World Sandbox Experience<text:line-break/><text:line-break/>Fast Paced Combat<text:line-break/><text:line-break/>Vertical Gameplay<text:line-break/><text:line-break/><text:soft-page-break/>Action/Adventure Projects<text:line-break/><text:line-break/>3D Quest<text:line-break/><text:line-break/>Uzamaki Chronicles X Uncharted X Kindom Hearts (Synth Clone)<text:line-break/><text:line-break/>Uzamaki Chronicles has decent open-area combat<text:line-break/><text:line-break/>Combat, unfortunately, is separated from world navigation<text:line-break/><text:line-break/>Areas within different cities are only seen in cut scenes<text:line-break/><text:line-break/>Kingdom Hearts 2, movement abilities only seems to be concerned with combat, leaving world/level design feeling flat or 1 dimensional as far as progression (returning to levels post upgrades)<text:line-break/><text:line-break/>Combat<text:line-break/><text:line-break/>Uncharted<text:line-break/><text:line-break/>Call of Duty<text:line-break/><text:line-break/>Weapon Combat<text:line-break/><text:line-break/>AI Combat Design (GDC Talk <text:s/>https://www.youtube.com/watch?v=G8W7EQKBgcg&amp;feature=youtu.be)<text:line-break/><text:line-break/>Story<text:line-break/><text:line-break/>Each game in the library will exist as a tech-demo, gameplay will be developed first, with story only being used to support elements existing within the tech-demo and possibly hinting towards<text:line-break/><text:line-break/>Game Engine<text:line-break/><text:line-break/>The easiest game engine to utilize per existing knowledge <text:s/>and level of comfort would be:<text:line-break/><text:line-break/>1st - jMonkeyEngine<text:line-break/><text:line-break/>Java<text:line-break/><text:line-break/>Cross platform (Win, Mac and Linux)<text:line-break/><text:line-break/>2nd - Unity<text:line-break/><text:line-break/>C#<text:line-break/><text:line-break/>Cross platform + console<text:line-break/><text:line-break/>Godot comes as a third<text:line-break/><text:line-break/><text:soft-page-break/>And Unreal as last<text:line-break/><text:line-break/>Structure<text:line-break/><text:line-break/>The library itself will be structured like game store similar to steam. <text:line-break/><text:line-break/>Gameplay<text:line-break/><text:line-break/>Describe how the game is played. Be specific and describe each feature in a structured way.<text:line-break/><text:line-break/>Core Game Mechanic #1<text:line-break/><text:line-break/>Details:<text:line-break/><text:line-break/>How it works:<text:line-break/><text:line-break/>Core Game Mechanic #2<text:line-break/><text:line-break/>Details:<text:line-break/><text:line-break/>How it works:<text:line-break/><text:line-break/>Core Game Mechanic #3<text:line-break/><text:line-break/>Details:<text:line-break/><text:line-break/>How it works:<text:line-break/><text:line-break/>Game elements<text:line-break/><text:line-break/>Describe your game world, including all the characters, location, object, and other elements in it.<text:line-break/><text:line-break/>👤 Characters<text:line-break/><text:line-break/>...<text:line-break/><text:line-break/>...<text:line-break/><text:line-break/>...<text:line-break/><text:line-break/>🗺️ Locations<text:line-break/><text:line-break/>...<text:line-break/><text:line-break/>...<text:line-break/><text:line-break/>...<text:line-break/><text:line-break/>🏆️ Levels / missions<text:line-break/><text:soft-page-break/><text:line-break/>...<text:line-break/><text:line-break/>...<text:line-break/><text:line-break/>...<text:line-break/><text:line-break/>📦️ Objects<text:line-break/><text:line-break/>...<text:line-break/><text:line-break/>...<text:line-break/><text:line-break/>...<text:line-break/><text:line-break/>Assets<text:line-break/><text:line-break/>There are a few tools that can be used to author starter-assets. As the overall project expands, more specialized tools will aid in game-specific tasks<text:line-break/><text:line-break/>Possible Sources<text:line-break/><text:line-break/>Smithsonian Open Source<text:line-break/><text:line-break/>🎨 Art<text:line-break/><text:line-break/>Blender (3D)<text:line-break/><text:line-break/>GIMP<text:line-break/><text:line-break/>AutoDesk<text:line-break/><text:line-break/>[Custom PixelArt Editor]<text:line-break/><text:line-break/>🔊 Sound<text:line-break/><text:line-break/>FL Studio<text:line-break/><text:line-break/>...<text:line-break/><text:line-break/>...<text:line-break/><text:line-break/>Dialog Script<text:line-break/><text:line-break/>Ink (ink - inkle's narrative scripting language , inkle/ink )<text:line-break/><text:line-break/>🏃‍ Animation<text:line-break/><text:line-break/>Blender<text:line-break/><text:soft-page-break/><text:line-break/>[Customer Animation Editor]<text:line-break/><text:line-break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1:34:24.231000000</meta:creation-date>
    <dc:date>2021-02-07T04:08:34.994000000</dc:date>
    <dc:creator>Michael Bradford</dc:creator>
    <meta:editing-duration>PT40M50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7" meta:paragraph-count="7" meta:word-count="595" meta:character-count="4030" meta:non-whitespace-character-count="3297"/>
  </office:meta>
</office:document-meta>
</file>